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Times New Roman" fo:font-size="14pt" fo:font-weight="bold" fo:background-color="#ffffff" style:font-size-asian="14pt" style:font-size-complex="14pt"/>
    </style:style>
    <style:style style:name="P2" style:family="paragraph" style:parent-style-name="Standard">
      <style:paragraph-properties style:line-height-at-least="0.503cm"/>
      <style:text-properties fo:color="#000000" loext:opacity="100%" style:font-name="Times New Roman" fo:font-size="14pt" fo:background-color="#ffffff" style:font-size-asian="14pt" style:font-size-complex="14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Times New Roman" fo:font-size="14pt" fo:background-color="#ffffff" style:font-size-asian="14pt" style:font-size-complex="14pt"/>
    </style:style>
    <style:style style:name="P4" style:family="paragraph" style:parent-style-name="Standard">
      <style:paragraph-properties fo:margin-left="0cm" fo:margin-right="0cm" style:line-height-at-least="0.503cm" fo:text-align="justify" style:justify-single-word="false" fo:text-indent="0cm" style:auto-text-indent="false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Times New Roman" fo:font-size="14pt" fo:font-weight="normal" fo:background-color="#ffffff" style:font-size-asian="14pt" style:font-size-complex="14pt"/>
    </style:style>
    <style:style style:name="P6" style:family="paragraph" style:parent-style-name="Standard">
      <style:text-properties fo:color="#000000" loext:opacity="100%" style:font-name="Times New Roman" fo:font-size="14pt" fo:background-color="#ffffff" style:font-size-asian="14pt" style:font-size-complex="14pt"/>
    </style:style>
    <style:style style:name="T1" style:family="text">
      <style:text-properties fo:language="ru" fo:country="RU" officeooo:rsid="001e38a5"/>
    </style:style>
    <style:style style:name="T2" style:family="text">
      <style:text-properties fo:font-weight="normal"/>
    </style:style>
    <style:style style:name="T3" style:family="text">
      <style:text-properties fo:font-weight="bold"/>
    </style:style>
    <style:style style:name="T4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==== 8.4.3. Удаление узла из красного-черного дерева</text:p>
      <text:p text:style-name="P2"/>
      <text:p text:style-name="P3">Удаление узла из дерева RB - это сложный процесс, потому что зависит от расположения узла, наличия детей и цвет<text:span text:style-name="T1">а</text:span> узлов. Важно помнить, что все<text:line-break/>трансформации структуры дерева должны поддерживать свои свойства. В<text:line-break/>DRAKON-диаграмма алгоритма удаления узла показана на рисунках 8.38a,b. Это алгоритм может быть разделен на три этапа.<text:line-break/><text:line-break/><text:span text:style-name="T2">Figure 8.38. Node Deletion Algorithm (a -intellect map; b - DRAKON-diagram)</text:span></text:p>
      <text:p text:style-name="P2"/>
      <text:p text:style-name="P4">*Первый шаг* заключается в удалении узла. Алгоритм проходит через узлы красного-черного дерева, двигаясь влево или вправо в зависимости от того, больше или меньше указанного значения. Когда обнаружен узел с ключом, он хранится в переменной z. Затем указанный узел удаляется из исходного<text:line-break/>место в дереве.</text:p>
      <text:p text:style-name="P2"/>
      <text:p text:style-name="P5">*Второй шаг - исправить двойной чёрный узел. * Если удаляемый узел был чёрным, это может нарушить свойства красного-черного дерева, так как все пути от корня к листьям должны содержать одинаковое количество чёрных узлов. Чтобы исправить это, вводится концепция "двойного чёрного" узла. Если узел x _, который заменил удаленный узел, черный, он становится "двойным чёрным" узлом. _</text:p>
      <text:p text:style-name="P2"/>
      <text:p text:style-name="P5">*Третья стадия - это коррекция двойных чёрных узлов. * Для исправления узла "double black" функции _fixDoubleBlack (tree, x)_ и _fixDoubleBlackStep(tree, x)_ вызываются (рисунки 8.39a,b). Эта функция исправляет "двойные чёрные узлы", используя серию вращений и перекрашивания шагов. Она рассматривает несколько случаев, в зависимости от цвета брата "двойного чёрного" узла и его потомков. Функция <text:s/>_fixDoubleBlackStep (tree, x)_ обрабатывает все эти случаи для обеспечения того, чтобы красно-чёрное дерево оставалось сбалансированным после каждой операции удаления (таблица ).</text:p>
      <text:p text:style-name="P2"/>
      <text:p text:style-name="P5">image::{imagesdir}/Fig8_39a_fixDoubleBlack.png[width=75%]</text:p>
      <text:p text:style-name="P2"/>
      <text:p text:style-name="P5">image::{imagesdir}/Fig8_39b_fixDoubleBlackStep.svg[width=75%]</text:p>
      <text:p text:style-name="P2"/>
      <text:p text:style-name="P1">[.text-center]</text:p>
      <text:p text:style-name="P5">Figure 8.39. DRAKON-diagram of the node structure correction algorithm when removing "double black node" </text:p>
      <text:p text:style-name="P2"/>
      <text:p text:style-name="P1">*New Table with nodeImage*</text:p>
      <text:p text:style-name="P2"/>
      <text:p text:style-name="P1">[cols="1,2,2,2,1", options="header"]</text:p>
      <text:p text:style-name="P5">|===</text:p>
      <text:p text:style-name="P5">| Case | nodeImage | Description | Required Actions | fixDoubleBlack?</text:p>
      <text:p text:style-name="P2"><text:soft-page-break/></text:p>
      <text:p text:style-name="P5">| 1 | x:R, x.leaf | Red leaf node (no children) | Remove directly | No</text:p>
      <text:p text:style-name="P2"/>
      <text:p text:style-name="P5">| 2 | x:B, x&lt;=P; x.child=R | Black node with one red child | Promote child, recolor to black | No</text:p>
      <text:p text:style-name="P2"/>
      <text:p text:style-name="P5">| 3 | x:B, x&lt;=P; x.child=B or NIL | Black node with black or null child | Double-black arises | fixDoubleBlack(x) | Yes</text:p>
      <text:p text:style-name="P2"/>
      <text:p text:style-name="P5">| 4 | x:B, x has 2 children; y = min(x.right); y.child=null | Two children, successor is direct child | Replace with y, transplant | Maybe</text:p>
      <text:p text:style-name="P2"/>
      <text:p text:style-name="P5">| 5 | x:B, x has 2 children; y = min(x.right); y.child ≠ null | Two children, successor has child | Replace with y, transplant + reconnect y's child | Maybe</text:p>
      <text:p text:style-name="P5">|===</text:p>
      <text:p text:style-name="P2"/>
      <text:p text:style-name="P1">[cols="1,2,2,2,1", options="header"]</text:p>
      <text:p text:style-name="P5">|===</text:p>
      <text:p text:style-name="P5">| Case | Informational Image of the Node | Description | Required Actions | fixDoubleBlack?</text:p>
      <text:p text:style-name="P2"/>
      <text:p text:style-name="P5">| 1 | Red leaf node (no children) | Remove directly | No fix required | No</text:p>
      <text:p text:style-name="P5">| 2 | Black node with one red child | Promote child and repaint | Repaint child to black | No</text:p>
      <text:p text:style-name="P5">| 3 | Black node with one black/null child | Double-black arises | Call fixDoubleBlack(x) | Yes</text:p>
      <text:p text:style-name="P5">| 4 | Node with two children, direct successor | Replace with direct successor | Simple transplant | Maybe</text:p>
      <text:p text:style-name="P5">| 5 | Node with two children, indirect successor | Replace with successor + rewire subtrees | Transplant + update structure | Maybe</text:p>
      <text:p text:style-name="P5">|===</text:p>
      <text:p text:style-name="P2"/>
      <text:p text:style-name="P1">[cols="1,1", options="header"]</text:p>
      <text:p text:style-name="P5">|===</text:p>
      <text:p text:style-name="P5">| Before joinParentChild | After joinParentChild</text:p>
      <text:p text:style-name="P5">| image::{imagesdir}/before_join.png[] | image::{imagesdir}/after_join.png[]</text:p>
      <text:p text:style-name="P5">|===</text:p>
      <text:p text:style-name="P2"/>
      <text:p text:style-name="P5">.<text:span text:style-name="T3">Figure 8.X — Replacing a node in a red-black tree using `joinParentChild`</text:span></text:p>
      <text:p text:style-name="P1">[caption="Figure 8.X", align="center"]</text:p>
      <text:p text:style-name="P2"/>
      <text:p text:style-name="P5">image::{imagesdir}/Fig8_joinPC.png[width=80%]</text:p>
      <text:p text:style-name="P2"/>
      <text:p text:style-name="P1">[.text-center]</text:p>
      <text:p text:style-name="P2"/>
      <text:p text:style-name="P5"><text:soft-page-break/>The top diagram illustrates the replacement of node U (`9`) with subtree V (`7`) before calling `joinParentChild(tree, U, V)`.  </text:p>
      <text:p text:style-name="P5">The bottom diagram shows the result of the operation: node `7` has taken the place of `9`, preserving the tree's structure and balance.</text:p>
      <text:p text:style-name="P2"/>
      <text:p text:style-name="P5">Consider in more detail the different instances of the removal node in</text:p>
      <text:p text:style-name="P5">the structure of the red-black tree. In the first step, the node is</text:p>
      <text:p text:style-name="P5">removed simply as a node in the binary search tree. If the replacement</text:p>
      <text:p text:style-name="P5">node is a "red" node, or if the removed node is a "red" node, the</text:p>
      <text:p text:style-name="P5">removed node is replaced by another node. There is no need to make any</text:p>
      <text:p text:style-name="P5">further changes to the tree structure (fig.8.37).</text:p>
      <text:p text:style-name="P2"/>
      <text:p text:style-name="P5">image:media/image40.jpg[media/image40,width=670,height=149]</text:p>
      <text:p text:style-name="P2"/>
      <text:p text:style-name="P5">Figure 3.37. Deletion of red node (20)</text:p>
      <text:p text:style-name="P2"/>
      <text:p text:style-name="P5">If the node to be deleted and the node that replaces it are black nodes,</text:p>
      <text:p text:style-name="P5">a situation called a "double black node" occurs. In this case, some</text:p>
      <text:p text:style-name="P5">additional operations must be performed to ensure that the properties of</text:p>
      <text:p text:style-name="P5">the red-black wood are preserved. The drakon- diagram algorithm of this</text:p>
      <text:p text:style-name="P5">process is shown in Fig. 8.38.</text:p>
      <text:p text:style-name="P2"/>
      <text:p text:style-name="P5">If the replacement node is a leaf node (i.e., has no child nodes), we</text:p>
      <text:p text:style-name="P5">replace the node with a "zero" leaf node and colour it black. If the</text:p>
      <text:p text:style-name="P5">replacement node has one child node, we replace the node with its child</text:p>
      <text:p text:style-name="P5">node and colour it black. If the replacement node has two child nodes, we</text:p>
      <text:p text:style-name="P5">replace the node with its subsequent node in order, and then delete the</text:p>
      <text:p text:style-name="P5">next node in order (which is no more than a node with one child node)</text:p>
      <text:p text:style-name="P5">using the method described above.</text:p>
      <text:p text:style-name="P2"/>
      <text:p text:style-name="P5">image:media/image41.jpg[media/image41,width=1049,height=375]</text:p>
      <text:p text:style-name="P2"/>
      <text:p text:style-name="P5">Figure 8.38. DRAKON-diagram of the node structure correction algorithm</text:p>
      <text:p text:style-name="P5">when removing "double black node"</text:p>
      <text:p text:style-name="P2"/>
      <text:p text:style-name="P5">If a node is deleted and replaced with another node, the properties of</text:p>
      <text:p text:style-name="P5">the red-black wood may be compromised. To restore them, the following</text:p>
      <text:p text:style-name="P5">operations must be performed:</text:p>
      <text:p text:style-name="P2"/>
      <text:p text:style-name="P1">[arabic]</text:p>
      <text:p text:style-name="P5">. If the node to be deleted is red, the properties of the red-black tree</text:p>
      <text:p text:style-name="P5">are not disturbed. If the replacement node is red, it should be</text:p>
      <text:p text:style-name="P5">repainted black.</text:p>
      <text:p text:style-name="P2"/>
      <text:p text:style-name="P5">{empty}2. Next, rotate, recolour the nodes and/or transfer the</text:p>
      <text:p text:style-name="P5"><text:soft-page-break/>"blackness" (the number of black nodes relative to the red ones) up the</text:p>
      <text:p text:style-name="P5">tree until the tree is balanced.</text:p>
      <text:p text:style-name="P2"/>
      <text:p text:style-name="P5">{empty}3. At the same time, you need to make sure that the root of the</text:p>
      <text:p text:style-name="P5">tree is black.</text:p>
      <text:p text:style-name="P2"/>
      <text:p text:style-name="P5">Let's consider options for restoring the properties of red-black wood.</text:p>
      <text:p text:style-name="P5">Enter the following notations: the node to be deleted is "x", the child</text:p>
      <text:p text:style-name="P5">node of the deleted node is "y", and the sibling of the node to be</text:p>
      <text:p text:style-name="P5">deleted is "s" (Figure 8.39).</text:p>
      <text:p text:style-name="P2"/>
      <text:p text:style-name="P5">image:media/image42.jpg[media/image42,width=280,height=174]</text:p>
      <text:p text:style-name="P2"/>
      <text:p text:style-name="P5">Figure 8.39. Tree node relationship</text:p>
      <text:p text:style-name="P2"/>
      <text:p text:style-name="P5">Option 1: If the child element (y) of the node to be deleted (x) is</text:p>
      <text:p text:style-name="P5">coloured red, then after deletion it should be recoloured black, as a</text:p>
      <text:p text:style-name="P5">result of which the number of black nodes will be restored (Figure</text:p>
      <text:p text:style-name="P5">8.40).</text:p>
      <text:p text:style-name="P2"/>
      <text:p text:style-name="P5">image:media/image43.jpg[media/image43,width=332,height=144]</text:p>
      <text:p text:style-name="P2"/>
      <text:p text:style-name="P5">Fig. 8.40. Deleting and repainting the child of the node to be removed</text:p>
      <text:p text:style-name="P5">(y)</text:p>
      <text:p text:style-name="P2"/>
      <text:p text:style-name="P5">Option 2: When the sib(s) of the node to be deleted (x) is coloured</text:p>
      <text:p text:style-name="P5">black, and at least one of the descendants is red, then four different</text:p>
      <text:p text:style-name="P5">combinations are possible:</text:p>
      <text:p text:style-name="P2"/>
      <text:p text:style-name="P3">• <text:span text:style-name="T2">Option 2(a): The brother(s) of the node to be deleted (x) is black. In</text:span></text:p>
      <text:p text:style-name="P5">this case, the brother (s) is the left descendant of the parent (P), and</text:p>
      <text:p text:style-name="P5">the left child of the brother is coloured red. This is the so-called</text:p>
      <text:p text:style-name="P5">"left-left <text:span text:style-name="T4">_configuration"_</text:span>, in which the balance is achieved by the</text:p>
      <text:p text:style-name="P5">right rotation, after which the colour of the child should be replaced by</text:p>
      <text:p text:style-name="P5">black (Fig. 8.41).</text:p>
      <text:p text:style-name="P2"/>
      <text:p text:style-name="P5">image:media/image44.jpg[media/image44,width=427,height=165]</text:p>
      <text:p text:style-name="P2"/>
      <text:p text:style-name="P5">Figure. 8.41. Left-Left node delete configuration</text:p>
      <text:p text:style-name="P2"/>
      <text:p text:style-name="P5">Option 2(b): Mirror image of case 2(a). The "s" brother is his parent's</text:p>
      <text:p text:style-name="P5">right child, and his right child is the red child. The right-right</text:p>
      <text:p text:style-name="P5">configuration performs a left-hand rotation. The child node is then</text:p>
      <text:p text:style-name="P5">changed to black. As a result, the black node counter property is</text:p>
      <text:p text:style-name="P5">restored (Fig. 8.42).</text:p>
      <text:p text:style-name="P2"><text:soft-page-break/></text:p>
      <text:p text:style-name="P5">image:media/image45.jpg[media/image45,width=412,height=123]</text:p>
      <text:p text:style-name="P2"/>
      <text:p text:style-name="P5">____</text:p>
      <text:p text:style-name="P5">Figure 8.42. Right-Right configuration of node deletion</text:p>
      <text:p text:style-name="P5">____</text:p>
      <text:p text:style-name="P2"/>
      <text:p text:style-name="P5">Option 2 (c). The brother (s) of the remote node (y) is black. The</text:p>
      <text:p text:style-name="P5">brother(s) is the left offspring of his parent, and his right child is</text:p>
      <text:p text:style-name="P5">red. This is a left-to-right configuration, so a left rotation is</text:p>
      <text:p text:style-name="P5">performed followed by a right rotation. The child node is coloured black</text:p>
      <text:p text:style-name="P5">(Figure 8.43):</text:p>
      <text:p text:style-name="P2"/>
      <text:p text:style-name="P5">image:media/image46.jpg[media/image46,width=670,height=121]</text:p>
      <text:p text:style-name="P2"/>
      <text:p text:style-name="P5">Figure 8.43. Left-Right node delete configuration</text:p>
      <text:p text:style-name="P2"/>
      <text:p text:style-name="P5">Option 2(d): The brother (s) of the remote node (y) is coloured black.</text:p>
      <text:p text:style-name="P5">The brother (s) is the right child of his parent (P) and his left child</text:p>
      <text:p text:style-name="P5">is the red child. A right-left rotation is then performed, followed by a</text:p>
      <text:p text:style-name="P5">left-hand rotation. The colour of the child node changes to black (Fig.</text:p>
      <text:p text:style-name="P5">8.44).image:media/image47.jpg[media/image47,width=670,height=121] Figure</text:p>
      <text:p text:style-name="P5">8.44. Right-Left node delete configuration</text:p>
      <text:p text:style-name="P2"/>
      <text:p text:style-name="P5">Option H: If the node (y) to be removed and its brother(s) are coloured</text:p>
      <text:p text:style-name="P5">black and both of its descendants are missing, i.e. black by definition,</text:p>
      <text:p text:style-name="P5">then you need to recolour the children red and recursively add black to</text:p>
      <text:p text:style-name="P5">the parent. If the parent was red, then it became black. If the parent</text:p>
      <text:p text:style-name="P5">was black, it would become double black. If the parent is the root, then</text:p>
      <text:p text:style-name="P5">it remains black. For example, below is a case where the node (y) to be</text:p>
      <text:p text:style-name="P5">deleted and its brother (s) are black (Figure 8.45):</text:p>
      <text:p text:style-name="P2"/>
      <text:p text:style-name="P5">image:media/image48.png[media/image48,width=477,height=176]</text:p>
      <text:p text:style-name="P2"/>
      <text:p text:style-name="P5">Figure 8.45 The Process of rebuilding a tree with two black nodes (y)</text:p>
      <text:p text:style-name="P5">and (s)</text:p>
      <text:p text:style-name="P2"/>
      <text:p text:style-name="P5">Option 4: If the sib(s) of the node to be removed (y) is coloured red,</text:p>
      <text:p text:style-name="P5">then a rotation is performed to achieve the balance of the tree. The</text:p>
      <text:p text:style-name="P5">sister nodes are then repainted. For example, consider the following</text:p>
      <text:p text:style-name="P5">option (Fig. 8.46):</text:p>
      <text:p text:style-name="P2"/>
      <text:p text:style-name="P5">image:media/image49.jpg[media/image49,width=670,height=169]</text:p>
      <text:p text:style-name="P2"/>
      <text:p text:style-name="P5">Figure 8.46. The process of rebuilding a tree with two nodes (y) and (s)</text:p>
      <text:p text:style-name="P5"><text:soft-page-break/>of different colours</text:p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7T21:10:21.991141200</meta:creation-date>
    <dc:date>2025-11-07T23:11:05.508476800</dc:date>
    <meta:editing-duration>PT1H50M28S</meta:editing-duration>
    <meta:editing-cycles>1</meta:editing-cycles>
    <meta:document-statistic meta:table-count="0" meta:image-count="0" meta:object-count="0" meta:page-count="6" meta:paragraph-count="137" meta:word-count="1478" meta:character-count="9401" meta:non-whitespace-character-count="8054"/>
    <meta:generator>LibreOffice/25.2.6.2$Windows_X86_64 LibreOffice_project/729c5bfe710f5eb71ed3bbde9e06a6065e9c6c5d</meta:generator>
  </office:meta>
</office:document-meta>
</file>